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F000001853ED16249.png"/>
  <manifest:file-entry manifest:media-type="" manifest:full-path="Pictures/200000010000012400000048679E95C5.svm"/>
  <manifest:file-entry manifest:media-type="image/jpeg" manifest:full-path="Pictures/10000000000002770000015276C0BA7B.jpg"/>
  <manifest:file-entry manifest:media-type="" manifest:full-path="Pictures/20000001000000FA000000215633CBBF.svm"/>
  <manifest:file-entry manifest:media-type="" manifest:full-path="Pictures/20000001000000CE00000054B0BC5964.svm"/>
  <manifest:file-entry manifest:media-type="image/png" manifest:full-path="Pictures/10000201000003240000008323E61859.png"/>
  <manifest:file-entry manifest:media-type="image/png" manifest:full-path="Pictures/10000201000005F1000001E7CAC64795.png"/>
  <manifest:file-entry manifest:media-type="image/png" manifest:full-path="Pictures/10000201000008BC0000029095118954.png"/>
  <manifest:file-entry manifest:media-type="" manifest:full-path="Pictures/20000001000000D700000046318C7F3B.svm"/>
  <manifest:file-entry manifest:media-type="image/gif" manifest:full-path="Pictures/10000200000009C90000046F7DF351C6.gif"/>
  <manifest:file-entry manifest:media-type="" manifest:full-path="Pictures/200000010000014C0000007B97EE2AA0.svm"/>
  <manifest:file-entry manifest:media-type="" manifest:full-path="Pictures/200000010000029F000000827428B0EA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525cm"/>
    </style:style>
    <style:style style:name="gr2" style:family="graphic" style:parent-style-name="standard">
      <style:graphic-properties draw:stroke="none" svg:stroke-color="#000000" draw:fill="none" draw:fill-color="#ffffff" fo:min-height="8.64cm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 style:list-style-name="L2">
      <style:graphic-properties draw:stroke="none" svg:stroke-color="#000080" draw:fill="none" draw:fill-color="#ffffff" fo:min-height="6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844cm"/>
    </style:style>
    <style:style style:name="gr7" style:family="graphic" style:parent-style-name="standard">
      <style:graphic-properties svg:stroke-color="#000080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66pt"/>
    </style:style>
    <style:style style:name="P3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 fo:font-size="66pt"/>
    </style:style>
    <style:style style:name="P4" style:family="paragraph">
      <style:paragraph-properties fo:margin-left="0cm" fo:margin-right="0cm" fo:text-align="end" fo:text-indent="0cm"/>
      <style:text-properties fo:color="#eb613d" fo:font-family="'Courier 10 Pitch'" style:font-pitch="fixed" fo:font-size="40pt" fo:font-weight="bold"/>
    </style:style>
    <style:style style:name="P5" style:family="paragraph">
      <style:paragraph-properties fo:margin-left="0.838cm" fo:margin-right="0cm" fo:margin-top="0cm" fo:margin-bottom="0.152cm" fo:text-align="justify" fo:text-indent="-0.787cm">
        <style:tab-stops/>
      </style:paragraph-properties>
      <style:text-properties fo:color="#0099ff" fo:font-family="'Courier New'" style:font-family-generic="modern" style:font-pitch="fixed" fo:font-size="18pt" fo:letter-spacing="0.071cm" fo:font-weight="normal" style:letter-kerning="true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66pt"/>
    </style:style>
    <style:style style:name="T1" style:family="text">
      <style:text-properties fo:color="#eb613d" fo:font-family="'Courier New'" style:font-family-generic="modern" style:font-pitch="fixed" fo:font-size="96pt" fo:text-shadow="none" fo:font-weight="bold"/>
    </style:style>
    <style:style style:name="T2" style:family="text">
      <style:text-properties fo:color="#eb613d" fo:font-family="'Courier 10 Pitch'" style:font-pitch="fixed" fo:font-size="40pt" fo:font-weight="bold"/>
    </style:style>
    <style:style style:name="T3" style:family="text">
      <style:text-properties fo:color="#0099ff" fo:font-family="'Courier New'" style:font-family-generic="modern" style:font-pitch="fixed" fo:font-size="18pt" fo:font-weight="normal" style:letter-kerning="true" style:font-size-asian="18pt" style:font-size-complex="18pt"/>
    </style:style>
    <style:style style:name="T4" style:family="text">
      <style:text-properties fo:color="#0099ff" fo:font-family="'Courier New'" style:font-style-name="Regular" style:font-family-generic="modern" style:font-pitch="fixed" fo:font-size="18pt" fo:font-weight="normal" style:letter-kerning="true" style:font-family-asian="'Courier New'" style:font-style-name-asian="Regular" style:font-family-generic-asian="modern" style:font-pitch-asian="fixed" style:font-size-asian="18pt" style:font-family-complex="'Courier New'" style:font-style-name-complex="Regular" style:font-family-generic-complex="modern" style:font-pitch-complex="fixed" style:font-size-complex="18pt"/>
    </style:style>
    <style:style style:name="T5" style:family="text">
      <style:text-properties fo:color="#0099ff" fo:font-family="'Courier New'" style:font-family-generic="modern" style:font-pitch="fixed" fo:font-size="18pt" fo:font-weight="normal" style:letter-kerning="true" style:font-family-asian="'Courier New'" style:font-style-name-asian="Regular" style:font-family-generic-asian="modern" style:font-pitch-asian="fixed" style:font-size-asian="18pt" style:font-family-complex="'Courier New'" style:font-style-name-complex="Regular" style:font-family-generic-complex="modern" style:font-pitch-complex="fixed" style:font-size-complex="18pt"/>
    </style:style>
    <style:style style:name="T6" style:family="text">
      <style:text-properties fo:color="#0099ff" fo:font-family="'Courier New'" style:font-family-generic="modern" style:font-pitch="fixed" fo:font-size="18pt" fo:font-weight="normal" style:letter-kerning="true" style:font-size-asian="18pt" style:font-size-complex="18pt"/>
    </style:style>
    <style:style style:name="T7" style:family="text">
      <style:text-properties fo:color="#0099ff" fo:font-family="'Courier New'" style:font-style-name="Regular" style:font-family-generic="modern" style:font-pitch="fixed" fo:font-size="18pt" fo:font-weight="normal" style:letter-kerning="true" style:font-family-asian="'Courier New'" style:font-style-name-asian="Regular" style:font-family-generic-asian="modern" style:font-pitch-asian="fixed" style:font-size-asian="18pt" style:font-family-complex="'Courier New'" style:font-style-name-complex="Regular" style:font-family-generic-complex="modern" style:font-pitch-complex="fixed" style:font-size-complex="18pt"/>
    </style:style>
    <style:style style:name="T8" style:family="text">
      <style:text-properties fo:color="#0099ff" fo:font-family="'Courier New'" style:font-family-generic="modern" style:font-pitch="fixed" fo:font-size="18pt" fo:font-weight="normal" style:letter-kerning="true" style:font-family-asian="'Courier New'" style:font-style-name-asian="Regular" style:font-family-generic-asian="modern" style:font-pitch-asian="fixed" style:font-size-asian="18pt" style:font-family-complex="'Courier New'" style:font-style-name-complex="Regular" style:font-family-generic-complex="modern" style:font-pitch-complex="fixed" style:font-size-complex="18pt"/>
    </style:style>
    <style:style style:name="T9" style:family="text">
      <style:text-properties fo:font-family="'DejaVu Sans Condensed'" style:font-family-generic="swiss" style:font-pitch="variable" fo:font-size="6pt"/>
    </style:style>
    <style:style style:name="T10" style:family="text">
      <style:text-properties fo:color="#0047ff" fo:font-family="'Courier New'" style:font-family-generic="modern" style:font-pitch="fixed" fo:font-size="4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51cm" text:min-label-width="0.7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1.59cm" svg:height="9.775cm" svg:x="30.48cm" svg:y="12.065cm">
          <draw:text-box>
            <text:p text:style-name="P1"/>
          </draw:text-box>
        </draw:frame>
        <draw:frame draw:style-name="gr2" draw:text-style-name="P2" draw:layer="layout" svg:width="24.13cm" svg:height="8.89cm" svg:x="1.905cm" svg:y="5.95cm">
          <draw:text-box>
            <text:p text:style-name="P2"><text:span text:style-name="T1">programming</text:span></text:p>
            <text:p text:style-name="P3"><text:span text:style-name="T1"><text:s/></text:span><text:span text:style-name="T1">::jobs</text:span></text:p>
          </draw:text-box>
        </draw:frame>
        <draw:frame draw:style-name="gr3" draw:text-style-name="P4" draw:layer="layout" svg:width="22.83cm" svg:height="3.595cm" svg:x="1.905cm" svg:y="14.755cm">
          <draw:text-box>
            <text:p text:style-name="P4"><text:span text:style-name="T2"><text:s/></text:span><text:span text:style-name="T2">Friday October 20</text:span></text:p>
            <text:p text:style-name="P4"><text:span text:style-name="T2">9am to 4pm</text:span></text:p>
          </draw:text-box>
        </draw:frame>
        <draw:frame draw:style-name="gr4" draw:text-style-name="P5" draw:layer="layout" svg:width="20.15cm" svg:height="7.451cm" svg:x="2.075cm" svg:y="20.759cm">
          <draw:text-box>
            <text:p text:style-name="P5"><text:span text:style-name="T3">/* Accenture </text:span><text:span text:style-name="T4">▪</text:span><text:span text:style-name="T5"> </text:span><text:span text:style-name="T3">Amazon.com</text:span><text:span text:style-name="T6"> ▪ </text:span><text:span text:style-name="T3">Avid Technology ▪ Bank of America</text:span><text:span text:style-name="T6"> ▪ </text:span><text:span text:style-name="T3">Beckman Coulter, Inc. ▪ Cerner Corporation ▪ Cisco Systems</text:span><text:span text:style-name="T6"> ▪ </text:span><text:span text:style-name="T3">Citigroup</text:span><text:span text:style-name="T6"> ▪ </text:span><text:span text:style-name="T3">Electronic Arts ▪ Expedia ▪ Fog Creek Software ▪ General Electric ▪ Infosys Technologies Ltd. ▪ Lockheed Martin</text:span><text:span text:style-name="T6"> </text:span><text:span text:style-name="T7">▪</text:span><text:span text:style-name="T8"> </text:span><text:span text:style-name="T3">Microsoft ▪ Morgan Stanley ▪ NVIDIA ▪ Palantir Technologies</text:span><text:span text:style-name="T6"> </text:span><text:span text:style-name="T7">▪</text:span><text:span text:style-name="T8"> </text:span><text:span text:style-name="T3">Riverbed Technology, Inc.</text:span><text:span text:style-name="T6"> </text:span><text:span text:style-name="T7">▪</text:span><text:span text:style-name="T8"> </text:span><text:span text:style-name="T3">Riverglass, Inc. ▪ SourceGear</text:span><text:span text:style-name="T6"> </text:span><text:span text:style-name="T7">▪</text:span><text:span text:style-name="T8"> </text:span><text:span text:style-name="T3">The D.E. Shaw group ▪ UBS */</text:span></text:p>
          </draw:text-box>
        </draw:frame>
        <draw:frame draw:style-name="gr5" draw:text-style-name="P6" draw:layer="layout" svg:width="13.335cm" svg:height="4.269cm" svg:x="6.985cm" svg:y="33.055cm">
          <draw:image xlink:href="Pictures/10000201000005F1000001E7CAC64795.png" xlink:type="simple" xlink:show="embed" xlink:actuate="onLoad">
            <text:p text:style-name="P1"/>
          </draw:image>
        </draw:frame>
        <draw:frame draw:style-name="gr5" draw:text-style-name="P6" draw:layer="layout" svg:width="2.186cm" svg:height="0.891cm" svg:x="7.504cm" svg:y="1.549cm">
          <draw:image xlink:href="Pictures/20000001000000CE00000054B0BC5964.svm" xlink:type="simple" xlink:show="embed" xlink:actuate="onLoad">
            <text:p text:style-name="P1"/>
          </draw:image>
        </draw:frame>
        <draw:frame draw:style-name="gr5" draw:text-style-name="P6" draw:layer="layout" svg:width="5.714cm" svg:height="1.676cm" svg:x="2.071cm" svg:y="1.37cm">
          <draw:image xlink:href="Pictures/10000201000008BC0000029095118954.png" xlink:type="simple" xlink:show="embed" xlink:actuate="onLoad">
            <text:p text:style-name="P1"/>
          </draw:image>
        </draw:frame>
        <draw:frame draw:style-name="gr5" draw:text-style-name="P6" draw:layer="layout" svg:width="5.643cm" svg:height="0.745cm" svg:x="10.097cm" svg:y="1.595cm">
          <draw:image xlink:href="Pictures/20000001000000FA000000215633CBBF.svm" xlink:type="simple" xlink:show="embed" xlink:actuate="onLoad">
            <text:p text:style-name="P1"/>
          </draw:image>
        </draw:frame>
        <draw:frame draw:style-name="gr5" draw:text-style-name="P6" draw:layer="layout" svg:width="3.31cm" svg:height="1.5cm" svg:x="16.14cm" svg:y="1.361cm">
          <draw:image xlink:href="Pictures/10000200000009C90000046F7DF351C6.gif" xlink:type="simple" xlink:show="embed" xlink:actuate="onLoad">
            <text:p text:style-name="P1"/>
          </draw:image>
        </draw:frame>
        <draw:frame draw:style-name="gr5" draw:text-style-name="P6" draw:layer="layout" svg:width="2.54cm" svg:height="1.361cm" svg:x="19.75cm" svg:y="1.47cm">
          <draw:image xlink:href="Pictures/10000000000002770000015276C0BA7B.jpg" xlink:type="simple" xlink:show="embed" xlink:actuate="onLoad">
            <text:p text:style-name="P1"/>
          </draw:image>
        </draw:frame>
        <draw:frame draw:style-name="gr5" draw:text-style-name="P6" draw:layer="layout" svg:width="3.81cm" svg:height="1.24cm" svg:x="22.59cm" svg:y="1.3cm">
          <draw:image xlink:href="Pictures/20000001000000D700000046318C7F3B.svm" xlink:type="simple" xlink:show="embed" xlink:actuate="onLoad">
            <text:p text:style-name="P1"/>
          </draw:image>
        </draw:frame>
        <draw:frame draw:style-name="gr5" draw:text-style-name="P6" draw:layer="layout" svg:width="5.633cm" svg:height="1.092cm" svg:x="17.603cm" svg:y="40.558cm">
          <draw:image xlink:href="Pictures/200000010000029F000000827428B0EA.svm" xlink:type="simple" xlink:show="embed" xlink:actuate="onLoad">
            <text:p text:style-name="P1"/>
          </draw:image>
        </draw:frame>
        <draw:frame draw:style-name="gr5" draw:text-style-name="P6" draw:layer="layout" svg:width="4.096cm" svg:height="1.518cm" svg:x="8.331cm" svg:y="40.397cm">
          <draw:image xlink:href="Pictures/200000010000014C0000007B97EE2AA0.svm" xlink:type="simple" xlink:show="embed" xlink:actuate="onLoad">
            <text:p text:style-name="P1"/>
          </draw:image>
        </draw:frame>
        <draw:frame draw:style-name="gr5" draw:text-style-name="P6" draw:layer="layout" svg:width="4.608cm" svg:height="1.137cm" svg:x="12.588cm" svg:y="40.558cm">
          <draw:image xlink:href="Pictures/200000010000012400000048679E95C5.svm" xlink:type="simple" xlink:show="embed" xlink:actuate="onLoad">
            <text:p text:style-name="P1"/>
          </draw:image>
        </draw:frame>
        <draw:frame draw:style-name="gr5" draw:text-style-name="P6" draw:layer="layout" svg:width="5.121cm" svg:height="0.833cm" svg:x="3.045cm" svg:y="40.829cm">
          <draw:image xlink:href="Pictures/10000201000003240000008323E61859.png" xlink:type="simple" xlink:show="embed" xlink:actuate="onLoad">
            <text:p text:style-name="P1"/>
          </draw:image>
        </draw:frame>
        <draw:frame draw:style-name="gr6" draw:text-style-name="P7" draw:layer="layout" svg:width="12.065cm" svg:height="2.094cm" svg:x="14.07cm" svg:y="28.656cm">
          <draw:text-box>
            <text:p text:style-name="P7"><text:span text:style-name="T9"/></text:p>
            <text:p text:style-name="P7"><text:span text:style-name="T10">//Good Ones.</text:span></text:p>
          </draw:text-box>
        </draw:frame>
        <draw:frame draw:style-name="gr5" draw:text-style-name="P6" draw:layer="layout" svg:width="1.599cm" svg:height="1.624cm" svg:x="23.436cm" svg:y="40.305cm">
          <draw:image xlink:href="Pictures/100002010000017F000001853ED16249.png" xlink:type="simple" xlink:show="embed" xlink:actuate="onLoad">
            <text:p text:style-name="P1"/>
          </draw:image>
        </draw:frame>
        <draw:line draw:style-name="gr7" draw:text-style-name="P6" draw:layer="layout" svg:x1="2.54cm" svg:y1="3.175cm" svg:x2="25.4cm" svg:y2="3.175cm">
          <text:p text:style-name="P1"/>
        </draw:line>
        <draw:line draw:style-name="gr7" draw:text-style-name="P6" draw:layer="layout" svg:x1="2.54cm" svg:y1="40.005cm" svg:x2="25.4cm" svg:y2="40.00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27.94cm" fo:page-height="43.1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ian Sawicki</meta:initial-creator>
    <meta:creation-date>2006-09-27T21:57:13</meta:creation-date>
    <dc:creator>Brian Sawicki</dc:creator>
    <dc:date>2006-09-28T01:27:39</dc:date>
    <dc:language>en-US</dc:language>
    <meta:editing-cycles>6</meta:editing-cycles>
    <meta:editing-duration>PT3H30M2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